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5f88"/>
    </style:style>
    <style:style style:name="P2" style:family="paragraph" style:parent-style-name="Standard">
      <style:text-properties officeooo:rsid="00015f88" officeooo:paragraph-rsid="00015f88"/>
    </style:style>
    <style:style style:name="P3" style:family="paragraph" style:parent-style-name="Standard">
      <style:text-properties fo:font-weight="bold" officeooo:rsid="00015f88" officeooo:paragraph-rsid="00015f88" style:font-weight-asian="bold" style:font-weight-complex="bold"/>
    </style:style>
    <style:style style:name="T1" style:family="text">
      <style:text-properties officeooo:rsid="00015f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/>
      <text:p text:style-name="P2">Wydaje się oczywistym, że decyzje podejmujemy w oparciu o dane porównawcze. Analizy porównawcze nazywane są analizami benchmarkingowymi.</text:p>
      <text:p text:style-name="P2">Polegają one na zestawieniu kilku, kilkunastu firm, obliczenia dla nich szeregu wskaźników kluczowych, zwanych KPI, a następnie wyciągnięcia wniosków.</text:p>
      <text:p text:style-name="P2">Taka metoda porównania się do konkurencji była skuteczne w odległej przeszłości. Dzisiaj</text:p>
      <text:p text:style-name="P1"><text:span text:style-name="T1">otoczenie gospodarcze stało się nieporównanie bardziej skomplikowane i złożone. </text:span></text:p>
      <text:p text:style-name="P1"/>
      <text:p text:style-name="P2">Pojedyncze wskaźniki efektywności wykorzystywane w analizach porównawczych budzą coraz większe wątpliwości. </text:p>
      <text:p text:style-name="P2"/>
      <text:p text:style-name="P3">1. Brak merytorycznej informacji</text:p>
      <text:p text:style-name="P1"><text:span text:style-name="T1">Weźmy następujący przykład. Ktoś postanowił sprawdzić efektywność pracowników banku. </text:span></text:p>
      <text:p text:style-name="P1"><text:span text:style-name="T1">Na pracownika banku A przypada 17 załatwionych klientów zaś na pracownika banku B tylko trzech. Czy świadczy to, że wyższej efektywności pracowników banku A? A może klienci banku B mają zdalny, internetowy dostęp do swoich kont podczas gdy klienci banku A muszą wszystko załatwiać w swoich oddziałach. A może w banku B niska liczba załatwianych klientów związana jest z bardziej kompleksową obsługą gdzie obok spraw bankowych załatwia się też sprawy ubezpieczeniowe czy kredytowe. A może wielka liczba obsługiwanych klientów banku A wiąże się z problemami technicznymi klientów, które powstały z winy banku. Może klienci banku A muszą stać w długich kolejkach podczas gdy w banku B klient obsługiwany jest w spokoju i bez kolejek.</text:span></text:p>
      <text:p text:style-name="P1"/>
      <text:p text:style-name="P1"><text:span text:style-name="T1"><text:s text:c="2"/></text:span></text:p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udno jest używać wskaźników finansowych jako kompleksu</text:p>
      <text:p text:style-name="Standard">narzędzie pomiarowe. Kluczowe jest zastosowanie odpowiedniej metody lub narzędzia do pomiaru wyników firmy, które mogą mierzyć wyniki firmy w sposób kompleksowy</text:p>
      <text:p text:style-name="Standard">reprezentowany przez jeden wskaźnik. W niniejszym opracowaniu analiza otoczenia danych (DEA)</text:p>
      <text:p text:style-name="Standard">wykorzystywana jest metoda, która jest jednym z potencjalnych dostępnych narzędzi. Kilku badaczy ma wykorzystał metodę DEA do pomiaru wyników firmy.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ielu autorów uważa</text:p>
      <text:p text:style-name="Standard">DEA jako przydatne narzędzie do pomiaru wyników firmy, podczas gdy inni ją krytykują.</text:p>
      <text:p text:style-name="Standard">Autorzy analizują wyniki firm handlu detalicznego żywnością w północnej części Węgier</text:p>
      <text:p text:style-name="Standard">Region Wielkiej Niziny. Analizowane firmy zostały wybrane z badanego regionu,</text:p>
      <text:p text:style-name="Standard">a ich główną działalnością jest „sklep spożywczy z artykułami spożywczymi” i mieli sześć oczyszczonych</text:p>
      <text:p text:style-name="Standard">raporty roczne w latach 2012-2017. W sumie było 887 firm w</text:p>
      <text:p text:style-name="Standard">badanego regionu, a 563 (63,5%) spełniało warunki. Analiza została wykonana przy użyciu</text:p>
      <text:p text:style-name="Standard">dane szeregów czasowych spółek za lata 2012-2017 na podstawie ich sprawozdań finansowych oraz</text:p>
      <text:p text:style-name="Standard">autorzy zajmowali się różnymi możliwościami rozszerzenia DEA, które mogą wspierać jego</text:p>
      <text:p text:style-name="Standard">dokładniejsze użycie. Na podstawie oceny wyników detalicznych firm spożywczych w okresie</text:p>
      <text:p text:style-name="Standard">W regionie Północnej Wielkiej Niziny można stwierdzić, że efektywność firm wykazuje</text:p>
      <text:p text:style-name="Standard">bardzo mieszany obraz na przestrzeni lat. Opracowanie proponuje rozwiązania wskazanego problemu. Wyniki wskazują, że zastosowanie rozszerzonych metod DEA</text:p>
      <text:p text:style-name="Standard">daje lepsze wyniki; czyli można lepiej oszacować efektywność przedsiębiorstw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2:50:23.072256838</meta:creation-date>
    <dc:date>2021-10-08T13:09:06.965385788</dc:date>
    <meta:editing-duration>PT13S</meta:editing-duration>
    <meta:editing-cycles>1</meta:editing-cycles>
    <meta:document-statistic meta:table-count="0" meta:image-count="0" meta:object-count="0" meta:page-count="2" meta:paragraph-count="26" meta:word-count="401" meta:character-count="2961" meta:non-whitespace-character-count="2579"/>
    <meta:generator>LibreOffice/6.4.7.2$Linux_X86_64 LibreOffice_project/40$Build-2</meta:generator>
  </office:meta>
</office:document-meta>
</file>